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227B03C1F979E611.png" manifest:media-type="image/png"/>
  <manifest:file-entry manifest:full-path="Pictures/10000001000001F40000012C2D671A0406DE4614.png" manifest:media-type="image/png"/>
  <manifest:file-entry manifest:full-path="Pictures/1000000100000200000002000EBDC4C143CB7A00.png" manifest:media-type="image/png"/>
  <manifest:file-entry manifest:full-path="Pictures/100000010000012C0000012C7242F7919C6DCBD0.png" manifest:media-type="image/png"/>
  <manifest:file-entry manifest:full-path="Pictures/100000010000025B000001F2CED996E53D61FE5C.png" manifest:media-type="image/png"/>
  <manifest:file-entry manifest:full-path="Pictures/10000001000003840000038414FB55593FEB25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cstPoster" svg:font-family="KacstPoste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0000" draw:fill-color="#ff0000" draw:opacity="20%" draw:textarea-horizontal-align="justify" draw:textarea-vertical-align="middle" draw:auto-grow-height="false" fo:min-height="6.65cm" fo:min-width="11.5cm"/>
      <style:paragraph-properties style:writing-mode="lr-tb"/>
    </style:style>
    <style:style style:name="gr2" style:family="graphic" style:parent-style-name="objectwithoutfill">
      <style:graphic-properties draw:marker-end="Linienspitzen_20_1" draw:marker-end-width="0.3cm" draw:fill="none" draw:textarea-vertical-align="middle"/>
    </style:style>
    <style:style style:name="gr3" style:family="graphic" style:parent-style-name="standard">
      <style:graphic-properties svg:stroke-color="#81d41a" draw:fill-color="#81d41a" draw:opacity="20%" draw:textarea-horizontal-align="justify" draw:textarea-vertical-align="middle" draw:auto-grow-height="false" fo:min-height="12.65cm" fo:min-width="11.5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17cm"/>
      <style:paragraph-properties style:writing-mode="lr-tb"/>
    </style:style>
    <style:style style:name="gr8" style:family="graphic" style:parent-style-name="objectwithoutfill">
      <style:graphic-properties draw:marker-end="Linienspitzen_20_2" draw:marker-end-width="0.3cm" draw:fill="none" draw:textarea-vertical-align="middle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ff0000" draw:opacity="20%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1d41a" draw:opacity="20%"/>
      <style:paragraph-properties fo:text-align="start"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KacstPos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KacstPos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666666" loext:opacity="100%" fo:font-style="italic" style:font-style-asian="italic" style:font-style-complex="italic"/>
    </style:style>
    <style:style style:name="T2" style:family="text">
      <style:text-properties style:font-name="KacstPoster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2cm" svg:height="6.9cm" svg:x="1.3cm" svg:y="2.1cm">
          <text:p text:style-name="P1"><text:span text:style-name="T1">f</text:span><text:span text:style-name="T1">r</text:span><text:span text:style-name="T1">e</text:span><text:span text:style-name="T1">m</text:span><text:span text:style-name="T1">d</text:span><text:span text:style-name="T1">v</text:span><text:span text:style-name="T1">e</text:span><text:span text:style-name="T1">r</text:span><text:span text:style-name="T1">w</text:span><text:span text:style-name="T1">a</text:span><text:span text:style-name="T1">l</text:span><text:span text:style-name="T1">t</text:span><text:span text:style-name="T1">e</text:span><text:span text:style-name="T1">t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6cm" svg:y1="6cm" svg:x2="7.879cm" svg:y2="6cm">
          <text:p/>
        </draw:line>
        <draw:line draw:style-name="gr2" draw:text-style-name="P3" draw:layer="layout" svg:x1="12.1cm" svg:y1="6cm" svg:x2="14.3cm" svg:y2="6cm">
          <text:p/>
        </draw:line>
        <draw:custom-shape draw:style-name="gr3" draw:text-style-name="P4" draw:layer="layout" svg:width="12cm" svg:height="12.9cm" svg:x="13.3cm" svg:y="2.1cm">
          <text:p text:style-name="P1"><text:span text:style-name="T1">VM23 / lokal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3cm" svg:y1="6cm" svg:x2="20.3cm" svg:y2="6cm">
          <text:p/>
        </draw:line>
        <draw:frame draw:style-name="gr4" draw:text-style-name="P3" xml:id="id1" draw:id="id1" draw:layer="layout" svg:width="3.5cm" svg:height="3.5cm" svg:x="20.3cm" svg:y="4.1cm">
          <draw:image xlink:href="Pictures/10000001000003840000038414FB55593FEB2591.png" xlink:type="simple" xlink:show="embed" xlink:actuate="onLoad" draw:mime-type="image/png">
            <text:p/>
          </draw:image>
        </draw:frame>
        <draw:line draw:style-name="gr2" draw:text-style-name="P3" draw:layer="layout" svg:x1="20.301cm" svg:y1="11.5cm" svg:x2="18.301cm" svg:y2="11.5cm">
          <text:p/>
        </draw:line>
        <draw:frame draw:style-name="gr4" draw:text-style-name="P3" draw:layer="layout" svg:width="4cm" svg:height="3.304cm" svg:x="14.3cm" svg:y="10cm">
          <draw:image xlink:href="Pictures/100000010000025B000001F2CED996E53D61FE5C.png" xlink:type="simple" xlink:show="embed" xlink:actuate="onLoad" draw:mime-type="image/png">
            <text:p/>
          </draw:image>
        </draw:frame>
        <draw:frame draw:style-name="gr4" draw:text-style-name="P3" draw:layer="layout" svg:width="3.5cm" svg:height="3.5cm" svg:x="14.6cm" svg:y="4cm">
          <draw:image xlink:href="Pictures/100000010000012C0000012C7242F7919C6DCBD0.png" xlink:type="simple" xlink:show="embed" xlink:actuate="onLoad" draw:mime-type="image/png">
            <text:p/>
          </draw:image>
        </draw:frame>
        <draw:frame draw:style-name="gr4" draw:text-style-name="P3" xml:id="id2" draw:id="id2" draw:layer="layout" svg:width="3cm" svg:height="3cm" svg:x="20.3cm" svg:y="10.2cm">
          <draw:image xlink:href="Pictures/1000000100000200000002000EBDC4C143CB7A00.png" xlink:type="simple" xlink:show="embed" xlink:actuate="onLoad" draw:mime-type="image/png">
            <text:p/>
          </draw:image>
        </draw:frame>
        <draw:frame draw:style-name="gr5" draw:text-style-name="P5" draw:layer="layout" svg:width="11cm" svg:height="1.309cm" svg:x="1.8cm" svg:y="7.783cm">
          <draw:text-box>
            <text:p><text:span text:style-name="T2"><text:s text:c="7"/></text:span><text:span text:style-name="T2">PV-Anlage <text:s text:c="24"/>MQTT Broker</text:span></text:p>
            <text:p><text:span text:style-name="T2"><text:s text:c="54"/></text:span><text:span text:style-name="T2">(Mosquitto)</text:span></text:p>
          </draw:text-box>
        </draw:frame>
        <draw:frame draw:style-name="gr6" draw:text-style-name="P5" draw:layer="layout" svg:width="3.5cm" svg:height="1.395cm" svg:x="14.6cm" svg:y="7.477cm">
          <draw:text-box>
            <text:p text:style-name="P6"><text:span text:style-name="T2">Backend</text:span></text:p>
            <text:p text:style-name="P6"><text:span text:style-name="T2">(Quarkus) </text:span></text:p>
          </draw:text-box>
        </draw:frame>
        <draw:frame draw:style-name="gr7" draw:text-style-name="P7" draw:layer="layout" svg:width="4.5cm" svg:height="1.967cm" svg:x="19.8cm" svg:y="7.533cm">
          <draw:text-box>
            <text:p text:style-name="P6"><text:span text:style-name="T2">Zeitreihen-DB</text:span></text:p>
            <text:p text:style-name="P6"><text:span text:style-name="T2">(InfluxDB)</text:span></text:p>
          </draw:text-box>
        </draw:frame>
        <draw:frame draw:style-name="gr7" draw:text-style-name="P7" draw:layer="layout" svg:width="5.5cm" svg:height="1.967cm" svg:x="19.2cm" svg:y="13.033cm">
          <draw:text-box>
            <text:p text:style-name="P6"><text:span text:style-name="T2">Graphenplotter</text:span><text:span text:style-name="T2"><text:line-break/></text:span><text:span text:style-name="T2">(Grafana)</text:span></text:p>
          </draw:text-box>
        </draw:frame>
        <draw:frame draw:style-name="gr7" draw:text-style-name="P7" draw:layer="layout" svg:width="5.5cm" svg:height="1.967cm" svg:x="13.6cm" svg:y="13.234cm">
          <draw:text-box>
            <text:p text:style-name="P6"><text:span text:style-name="T2">Kiosk/Dashboard</text:span></text:p>
            <text:p text:style-name="P6"><text:span text:style-name="T2">(Angular)</text:span></text:p>
          </draw:text-box>
        </draw:frame>
        <draw:connector draw:style-name="gr8" draw:text-style-name="P3" draw:layer="layout" draw:type="curve" svg:x1="23.8cm" svg:y1="5.85cm" svg:x2="23.3cm" svg:y2="11.7cm" draw:start-shape="id1" draw:start-glue-point="1" draw:end-shape="id2" draw:end-glue-point="1" svg:d="M23800 5850c750 0 1000 5850-500 5850" svg:viewBox="0 0 1097 5851">
          <text:p/>
        </draw:connector>
        <draw:frame draw:style-name="gr4" draw:text-style-name="P3" draw:layer="layout" svg:width="3.569cm" svg:height="3.569cm" svg:x="8.131cm" svg:y="4.222cm">
          <draw:image xlink:href="Pictures/100000010000010000000100227B03C1F979E611.png" xlink:type="simple" xlink:show="embed" xlink:actuate="onLoad" draw:mime-type="image/png">
            <text:p/>
          </draw:image>
        </draw:frame>
        <draw:frame draw:style-name="gr9" draw:text-style-name="P6" draw:layer="layout" svg:width="5cm" svg:height="3cm" svg:x="1.7cm" svg:y="4cm">
          <draw:image xlink:href="Pictures/10000001000001F40000012C2D671A0406DE4614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cstPoster" svg:font-family="KacstPoste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1T12:20:44.158013177</meta:creation-date>
    <dc:date>2024-05-21T12:48:45.587731415</dc:date>
    <meta:editing-duration>PT7M47S</meta:editing-duration>
    <meta:editing-cycles>2</meta:editing-cycles>
    <meta:generator>LibreOffice/7.3.7.2$Linux_X86_64 LibreOffice_project/30$Build-2</meta:generator>
    <meta:document-statistic meta:object-count="41"/>
  </office:meta>
</office:document-meta>
</file>